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  <style:font-face style:name="Lucida Grande" svg:font-family="Lucida Grande"/>
  </office:font-face-decls>
  <office:automatic-styles>
    <style:style style:name="P1" style:family="paragraph" style:parent-style-name="Standard">
      <style:paragraph-properties style:line-spacing="0.0139in"/>
      <style:text-properties style:font-name="Helvetica Neue" fo:font-size="14.0pt"/>
    </style:style>
    <style:style style:name="P2" style:family="paragraph" style:parent-style-name="Standard">
      <style:paragraph-properties style:line-spacing="0.0139in"/>
      <style:text-properties style:font-name="Helvetica Neue" fo:font-size="13.0pt"/>
    </style:style>
    <style:style style:name="P3" style:family="paragraph" style:parent-style-name="Standard">
      <style:paragraph-properties style:line-spacing="0.0139in"/>
      <style:text-properties style:font-name="Helvetica Neue" fo:font-size="13.0pt" fo:color="#dca10d"/>
    </style:style>
    <style:style style:name="P4" style:family="paragraph" style:parent-style-name="Standard">
      <style:paragraph-properties fo:margin-bottom="0.0278in"/>
      <style:text-properties style:font-name="Helvetica Neue" fo:font-size="14.0pt"/>
    </style:style>
    <style:style style:name="P5" style:family="paragraph" style:parent-style-name="Standard">
      <style:text-properties style:font-name="Helvetica Neue" fo:font-size="14.0pt"/>
    </style:style>
    <style:style style:name="P6" style:family="paragraph" style:parent-style-name="Standard">
      <style:paragraph-properties fo:margin-bottom="0.0278in"/>
      <style:text-properties style:font-name="Helvetica Neue" fo:font-size="14.0pt" fo:color="#dca10d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Lucida Grande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Netflix-Clone Project :</text:p>
      <text:p text:style-name="P1"/>
      <text:p text:style-name="P1"/>
      <text:p text:style-name="P1">https://github.com/N4si/DevSecOps-Project.git</text:p>
      <text:p text:style-name="P1"/>
      <text:p text:style-name="P1"/>
      <text:p text:style-name="P2">Netflix clone on kuber : Cloud champ: <text:s text:c="2"/>Done</text:p>
      <text:p text:style-name="P2"/>
      <text:p text:style-name="P3"><text:a xlink:type="simple" xlink:href="https://www.youtube.com/watch?v=g8X5AoqCJHc">https://www.youtube.com/watch?v=g8X5AoqCJHc</text:a></text:p>
      <text:p text:style-name="P3"/>
      <text:p text:style-name="P1"/>
      <text:p text:style-name="P1">…………………..&gt;………………………………&gt;…………………..&gt;………………………………&gt;…………………..&gt;………………………………&gt;</text:p>
      <text:p text:style-name="P1">sudo apt-get update</text:p>
      <text:p text:style-name="P1">sudo apt-get install docker.io -y</text:p>
      <text:p text:style-name="P1">sudo usermod -aG docker $USER <text:s/># Replace with your system's username, e.g., 'ubuntu'</text:p>
      <text:p text:style-name="P1">newgrp docker</text:p>
      <text:p text:style-name="P1">sudo chmod 777 /var/run/docker.sock</text:p>
      <text:p text:style-name="P1"/>
      <text:p text:style-name="P1"/>
      <text:p text:style-name="P1"/>
      <text:p text:style-name="P1">…………………..&gt;………………………………&gt;…………………..&gt;………………………………&gt;…………………..&gt;………………………………&gt;</text:p>
      <text:p text:style-name="P1"/>
      <text:p text:style-name="P1"/>
      <text:p text:style-name="P1">docker build -t netflix .</text:p>
      <text:p text:style-name="P1">docker run -d --name netflix -p 8083:80 netflix:latest</text:p>
      <text:p text:style-name="P1"/>
      <text:p text:style-name="P1"/>
      <text:p text:style-name="P1">Once Container is run this will show no Videos.</text:p>
      <text:p text:style-name="P1"/>
      <text:p text:style-name="P1"/>
      <text:p text:style-name="P1">We need an API key to see the videos:</text:p>
      <text:p text:style-name="P1"/>
      <text:p text:style-name="P4"><text:span text:style-name="T1">Get the API Key:</text:span></text:p>
      <text:p text:style-name="P4"><text:span text:style-name="T1"/></text:p>
      <text:p text:style-name="P4"><text:span text:style-name="T1">TMDB (The Movie Database) website.</text:span></text:p>
      <text:p text:style-name="P4"><text:span text:style-name="T1">Create profile — &gt;In corner click on API key — &gt; create and submit.</text:span></text:p>
      <text:p text:style-name="P4"><text:span text:style-name="T1"/></text:p>
      <text:p text:style-name="P4"><text:span text:style-name="T1"/></text:p>
      <text:p text:style-name="P4"><text:span text:style-name="T1">docker build --build-arg TMDB_V3_API_KEY=&lt;your-api-key&gt; -t netflix .</text:span></text:p>
      <text:p text:style-name="P1">…………………..&gt;………………………………&gt;…………………..&gt;………………………………&gt;…………………..&gt;………………………………&gt;</text:p>
      <text:p text:style-name="P4"><text:span text:style-name="T1"/></text:p>
      <text:p text:style-name="P4"><text:span text:style-name="T1">Run Sonnarqube:</text:span></text:p>
      <text:p text:style-name="P4"><text:span text:style-name="T1"/></text:p>
      <text:p text:style-name="P4"><text:span text:style-name="T1">docker run -d --name sonar -p 9000:9000 sonarqube:lts-community </text:span></text:p>
      <text:p text:style-name="P4"><text:span text:style-name="T1"/></text:p>
      <text:p text:style-name="P1">…………………..&gt;………………………………&gt;…………………..&gt;………………………………&gt;…………………..&gt;………………………………&gt;</text:p>
      <text:p text:style-name="P4"><text:span text:style-name="T1">Install Trivy:</text:span></text:p>
      <text:p text:style-name="P4"><text:span text:style-name="T1"/></text:p>
      <text:p text:style-name="P4"><text:span text:style-name="T1">To install Trivy:</text:span></text:p>
      <text:p text:style-name="P1">sudo apt-get install wget apt-transport-https gnupg lsb-release</text:p>
      <text:p text:style-name="P1">wget -qO - https://aquasecurity.github.io/trivy-repo/deb/public.key | sudo apt-key add -</text:p>
      <text:p text:style-name="P1">echo deb https://aquasecurity.github.io/trivy-repo/deb $(lsb_release -sc) main | sudo tee -a /etc/apt/sources.list.d/trivy.list</text:p>
      <text:p text:style-name="P1">sudo apt-get update</text:p>
      <text:p text:style-name="P1">sudo apt-get install trivy <text:s text:c="7"/></text:p>
      <text:p text:style-name="P4"><text:span text:style-name="T1"/></text:p>
      <text:p text:style-name="P1">…………………..&gt;………………………………&gt;…………………..&gt;………………………………&gt;…………………..&gt;………………………………&gt;</text:p>
      <text:list text:style-name="L1">
        <text:list-item>
          <text:p text:style-name="P5"><text:span text:style-name="T1">Install Necessary Plugins in Jenkins:</text:span></text:p>
        </text:list-item>
      </text:list>
      <text:p text:style-name="P4"><text:span text:style-name="T1">Goto Manage Jenkins </text:span><text:span text:style-name="T2">→</text:span><text:span text:style-name="T1">Plugins </text:span><text:span text:style-name="T2">→</text:span><text:span text:style-name="T1"><text:s/>Available Plugins </text:span><text:span text:style-name="T2">→</text:span></text:p>
      <text:p text:style-name="P4"><text:span text:style-name="T1">Install below plugins</text:span></text:p>
      <text:p text:style-name="P4"><text:span text:style-name="T1">1 Eclipse Temurin Installer (Install without restart)</text:span></text:p>
      <text:p text:style-name="P4"><text:span text:style-name="T1">2 SonarQube Scanner (Install without restart)</text:span></text:p>
      <text:p text:style-name="P4"><text:span text:style-name="T1">3 NodeJs Plugin (Install Without restart)</text:span></text:p>
      <text:p text:style-name="P4"><text:span text:style-name="T1">4 Email Extension Plugin</text:span></text:p>
      <text:p text:style-name="P5"><text:span text:style-name="T1">Configure Java and Nodejs in Global Tool Configuration</text:span></text:p>
      <text:p text:style-name="P6"><text:a xlink:type="simple" xlink:href="https://github.com/N4si/DevSecOps-Project#configure-java-and-nodejs-in-global-tool-configuration"><text:span text:style-name="T1"/></text:a></text:p>
      <text:p text:style-name="P4"><text:span text:style-name="T1">Goto Manage Jenkins </text:span><text:span text:style-name="T2">→</text:span><text:span text:style-name="T1"><text:s/>Tools </text:span><text:span text:style-name="T2">→</text:span><text:span text:style-name="T1"><text:s/>Install JDK(17) and NodeJs(16)</text:span><text:span text:style-name="T2">→</text:span><text:span text:style-name="T1"><text:s/>Click on Apply and Save</text:span></text:p>
      <text:p text:style-name="P4"><text:span text:style-name="T1"/></text:p>
      <text:p text:style-name="P4"><text:span text:style-name="T1">Goto Jenkins Dashboard </text:span><text:span text:style-name="T2">→</text:span><text:span text:style-name="T1"><text:s/>Manage Jenkins </text:span><text:span text:style-name="T2">→</text:span><text:span text:style-name="T1"><text:s/>Credentials </text:span><text:span text:style-name="T2">→</text:span><text:span text:style-name="T1"><text:s/>Add Secret Text.</text:span></text:p>
      <text:p text:style-name="P4"><text:span text:style-name="T1"/></text:p>
      <text:p text:style-name="P1">…………………..&gt;………………………………&gt;…………………..&gt;………………………………&gt;…………………..&gt;………………………………&gt;</text:p>
      <text:p text:style-name="P4"><text:span text:style-name="T1"/></text:p>
      <text:p text:style-name="P4"><text:span text:style-name="T1"/></text:p>
      <text:p text:style-name="P4"><text:span text:style-name="T1">aws eks update-kubeconfig --region us-east-2 --name my-eks-cluster</text:span></text:p>
      <text:p text:style-name="P4"><text:span text:style-name="T1"/></text:p>
      <text:p text:style-name="P4"><text:span text:style-name="T1"/></text:p>
      <text:p text:style-name="P4"><text:span text:style-name="T1">Jenkins Pipeline:</text:span></text:p>
      <text:p text:style-name="P4"><text:span text:style-name="T1"/></text:p>
      <text:p text:style-name="P4"><text:span text:style-name="T1">pipeline {</text:span></text:p>
      <text:p text:style-name="P4"><text:span text:style-name="T1"><text:s text:c="4"/>agent any</text:span></text:p>
      <text:p text:style-name="P4"><text:span text:style-name="T1"/></text:p>
      <text:p text:style-name="P4"><text:span text:style-name="T1"><text:s text:c="4"/>tools {</text:span></text:p>
      <text:p text:style-name="P4"><text:span text:style-name="T1"><text:s text:c="8"/>jdk 'jdk20'</text:span></text:p>
      <text:p text:style-name="P4"><text:span text:style-name="T1"><text:s text:c="8"/>nodejs 'nodeJS'</text:span></text:p>
      <text:p text:style-name="P4"><text:span text:style-name="T1"><text:s text:c="4"/>}</text:span></text:p>
      <text:p text:style-name="P4"><text:span text:style-name="T1"/></text:p>
      <text:p text:style-name="P4"><text:span text:style-name="T1"><text:s text:c="4"/>environment {</text:span></text:p>
      <text:p text:style-name="P4"><text:span text:style-name="T1"><text:s text:c="8"/>SCANNER_HOME = tool 'sonar-scanner'</text:span></text:p>
      <text:p text:style-name="P4"><text:span text:style-name="T1"><text:s text:c="4"/>}</text:span></text:p>
      <text:p text:style-name="P4"><text:span text:style-name="T1"/></text:p>
      <text:p text:style-name="P4"><text:span text:style-name="T1"><text:s text:c="4"/>stages {</text:span></text:p>
      <text:p text:style-name="P4"><text:span text:style-name="T1"/></text:p>
      <text:p text:style-name="P4"><text:span text:style-name="T1"><text:s text:c="8"/>stage('Clean Workspace') {</text:span></text:p>
      <text:p text:style-name="P4"><text:span text:style-name="T1"><text:s text:c="12"/>steps {</text:span></text:p>
      <text:p text:style-name="P4"><text:span text:style-name="T1"><text:s text:c="16"/>cleanWs()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Checkout from Git') {</text:span></text:p>
      <text:p text:style-name="P4"><text:span text:style-name="T1"><text:s text:c="12"/>steps {</text:span></text:p>
      <text:p text:style-name="P4"><text:span text:style-name="T1"><text:s text:c="16"/>git branch: 'main', url: 'https://github.com/Sravyatirumala/DevSecOps-Netflix-Project.git'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Sonarqube Analysis') {</text:span></text:p>
      <text:p text:style-name="P4"><text:span text:style-name="T1"><text:s text:c="12"/>steps {</text:span></text:p>
      <text:p text:style-name="P4"><text:span text:style-name="T1"><text:s text:c="16"/>withSonarQubeEnv('sonar-server') {</text:span></text:p>
      <text:p text:style-name="P4"><text:span text:style-name="T1"><text:s text:c="20"/>sh '''</text:span></text:p>
      <text:p text:style-name="P4"><text:span text:style-name="T1"><text:s text:c="20"/>${SCANNER_HOME}/bin/sonar-scanner \</text:span></text:p>
      <text:p text:style-name="P4"><text:span text:style-name="T1"><text:s text:c="22"/>-Dsonar.projectName=Netflix \</text:span></text:p>
      <text:p text:style-name="P4"><text:span text:style-name="T1"><text:s text:c="22"/>-Dsonar.projectKey=Netflix</text:span></text:p>
      <text:p text:style-name="P4"><text:span text:style-name="T1"><text:s text:c="20"/>'''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Quality Gate') {</text:span></text:p>
      <text:p text:style-name="P4"><text:span text:style-name="T1"><text:s text:c="12"/>steps {</text:span></text:p>
      <text:p text:style-name="P4"><text:span text:style-name="T1"><text:s text:c="16"/>script {</text:span></text:p>
      <text:p text:style-name="P4"><text:span text:style-name="T1"><text:s text:c="20"/>waitForQualityGate abortPipeline: false, credentialsId: 'Sonar-token'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Install Dependencies') {</text:span></text:p>
      <text:p text:style-name="P4"><text:span text:style-name="T1"><text:s text:c="12"/>steps {</text:span></text:p>
      <text:p text:style-name="P4"><text:span text:style-name="T1"><text:s text:c="16"/>sh 'npm install'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// stage('OWASP FS SCAN') {</text:span></text:p>
      <text:p text:style-name="P4"><text:span text:style-name="T1"><text:s text:c="8"/>// <text:s text:c="4"/>steps {</text:span></text:p>
      <text:p text:style-name="P4"><text:span text:style-name="T1"><text:s text:c="8"/>// <text:s text:c="8"/>dependencyCheck additionalArguments: '--scan ./ --disableYarnAudit --disableNodeAudit', odcInstallation: 'DP-Check'</text:span></text:p>
      <text:p text:style-name="P4"><text:span text:style-name="T1"><text:s text:c="8"/>// <text:s text:c="8"/>dependencyCheckPublisher pattern: '**/dependency-check-report.xml'</text:span></text:p>
      <text:p text:style-name="P4"><text:span text:style-name="T1"><text:s text:c="8"/>// <text:s text:c="4"/>}</text:span></text:p>
      <text:p text:style-name="P4"><text:span text:style-name="T1"><text:s text:c="8"/>// }</text:span></text:p>
      <text:p text:style-name="P4"><text:span text:style-name="T1"/></text:p>
      <text:p text:style-name="P4"><text:span text:style-name="T1"><text:s text:c="8"/>stage('TRIVY FS SCAN') {</text:span></text:p>
      <text:p text:style-name="P4"><text:span text:style-name="T1"><text:s text:c="12"/>steps {</text:span></text:p>
      <text:p text:style-name="P4"><text:span text:style-name="T1"><text:s text:c="16"/>sh 'trivy fs . &gt; trivyfs.txt'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Docker Build &amp; Push') {</text:span></text:p>
      <text:p text:style-name="P4"><text:span text:style-name="T1"><text:s text:c="12"/>steps {</text:span></text:p>
      <text:p text:style-name="P4"><text:span text:style-name="T1"><text:s text:c="16"/>script {</text:span></text:p>
      <text:p text:style-name="P4"><text:span text:style-name="T1"><text:s text:c="20"/>withDockerRegistry(credentialsId: 'Docker-creds') {</text:span></text:p>
      <text:p text:style-name="P4"><text:span text:style-name="T1"><text:s text:c="24"/>sh '''</text:span></text:p>
      <text:p text:style-name="P4"><text:span text:style-name="T1"><text:s text:c="24"/>docker build --build-arg TMDB_V3_API_KEY=6bb6ad58365146a6604a5aaf5f724bd0 -t netflix .</text:span></text:p>
      <text:p text:style-name="P4"><text:span text:style-name="T1"><text:s text:c="24"/>docker tag netflix sravyatirumala/netflix:latest</text:span></text:p>
      <text:p text:style-name="P4"><text:span text:style-name="T1"><text:s text:c="24"/>docker push sravyatirumala/netflix:latest</text:span></text:p>
      <text:p text:style-name="P4"><text:span text:style-name="T1"><text:s text:c="24"/>'''</text:span></text:p>
      <text:p text:style-name="P4"><text:span text:style-name="T1"><text:s text:c="20"/>}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TRIVY Image Scan') {</text:span></text:p>
      <text:p text:style-name="P4"><text:span text:style-name="T1"><text:s text:c="12"/>steps {</text:span></text:p>
      <text:p text:style-name="P4"><text:span text:style-name="T1"><text:s text:c="16"/>sh 'trivy image sravyatirumala/netflix:latest &gt; trivyimage.txt'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stage('Update Kubeconfig') {</text:span></text:p>
      <text:p text:style-name="P4"><text:span text:style-name="T1"><text:s text:c="4"/>steps {</text:span></text:p>
      <text:p text:style-name="P4"><text:span text:style-name="T1"><text:s text:c="8"/>sh '''</text:span></text:p>
      <text:p text:style-name="P4"><text:span text:style-name="T1"><text:s text:c="8"/>echo "Configuring kubectl for EKS cluster..."</text:span></text:p>
      <text:p text:style-name="P4"><text:span text:style-name="T1"><text:s text:c="8"/>aws eks update-kubeconfig --region us-east-2 --name my-eks-cluster</text:span></text:p>
      <text:p text:style-name="P4"><text:span text:style-name="T1"><text:s text:c="8"/>'''</text:span></text:p>
      <text:p text:style-name="P4"><text:span text:style-name="T1"><text:s text:c="4"/>}</text:span></text:p>
      <text:p text:style-name="P4"><text:span text:style-name="T1">}</text:span></text:p>
      <text:p text:style-name="P4"><text:span text:style-name="T1"/></text:p>
      <text:p text:style-name="P4"><text:span text:style-name="T1"><text:s text:c="8"/>stage('Configure Prometheus &amp; Grafana') {</text:span></text:p>
      <text:p text:style-name="P4"><text:span text:style-name="T1"><text:s text:c="12"/>steps {</text:span></text:p>
      <text:p text:style-name="P4"><text:span text:style-name="T1"><text:s text:c="16"/>script {</text:span></text:p>
      <text:p text:style-name="P4"><text:span text:style-name="T1"><text:s text:c="20"/>sh '''</text:span></text:p>
      <text:p text:style-name="P4"><text:span text:style-name="T1"><text:s text:c="20"/>helm repo add prometheus-community https://prometheus-community.github.io/helm-charts || true</text:span></text:p>
      <text:p text:style-name="P4"><text:span text:style-name="T1"><text:s text:c="20"/>helm repo update</text:span></text:p>
      <text:p text:style-name="P4"><text:span text:style-name="T1"/></text:p>
      <text:p text:style-name="P4"><text:span text:style-name="T1"><text:s text:c="20"/>kubectl create namespace prometheus || true</text:span></text:p>
      <text:p text:style-name="P4"><text:span text:style-name="T1"/></text:p>
      <text:p text:style-name="P4"><text:span text:style-name="T1"><text:s text:c="20"/>helm upgrade --install kube-prometheus-stack prometheus-community/kube-prometheus-stack -n prometheus --create-namespace</text:span></text:p>
      <text:p text:style-name="P4"><text:span text:style-name="T1"><text:s text:c="20"/>helm install prometheus-node-exporter prometheus-community/prometheus-node-exporter --namespace prometheus-node-exporter || true</text:span></text:p>
      <text:p text:style-name="P4"><text:span text:style-name="T1"/></text:p>
      <text:p text:style-name="P4"><text:span text:style-name="T1"><text:s text:c="20"/>kubectl patch svc kube-prometheus-stack-prometheus -n prometheus -p '{"spec": {"type": "LoadBalancer"}}' || true</text:span></text:p>
      <text:p text:style-name="P4"><text:span text:style-name="T1"><text:s text:c="20"/>kubectl patch svc kube-prometheus-stack-grafana -n prometheus -p '{"spec": {"type": "LoadBalancer"}}' || true</text:span></text:p>
      <text:p text:style-name="P4"><text:span text:style-name="T1"><text:s text:c="20"/>'''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Configure ArgoCD') {</text:span></text:p>
      <text:p text:style-name="P4"><text:span text:style-name="T1"><text:s text:c="12"/>steps {</text:span></text:p>
      <text:p text:style-name="P4"><text:span text:style-name="T1"><text:s text:c="16"/>script {</text:span></text:p>
      <text:p text:style-name="P4"><text:span text:style-name="T1"><text:s text:c="20"/>sh '''</text:span></text:p>
      <text:p text:style-name="P4"><text:span text:style-name="T1"><text:s text:c="20"/>kubectl create namespace argocd || true</text:span></text:p>
      <text:p text:style-name="P4"><text:span text:style-name="T1"><text:s text:c="20"/>kubectl apply -n argocd -f https://raw.githubusercontent.com/argoproj/argo-cd/stable/manifests/install.yaml</text:span></text:p>
      <text:p text:style-name="P4"><text:span text:style-name="T1"><text:s text:c="20"/>kubectl patch svc argocd-server -n argocd -p '{"spec": {"type": "LoadBalancer"}}'</text:span></text:p>
      <text:p text:style-name="P4"><text:span text:style-name="T1"><text:s text:c="20"/>'''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Deploy to EKS Cluster') {</text:span></text:p>
      <text:p text:style-name="P4"><text:span text:style-name="T1"><text:s text:c="12"/>steps {</text:span></text:p>
      <text:p text:style-name="P4"><text:span text:style-name="T1"><text:s text:c="16"/>script {</text:span></text:p>
      <text:p text:style-name="P4"><text:span text:style-name="T1"><text:s text:c="20"/>sh '''</text:span></text:p>
      <text:p text:style-name="P4"><text:span text:style-name="T1"><text:s text:c="20"/>echo "Deploying application to EKS..."</text:span></text:p>
      <text:p text:style-name="P4"><text:span text:style-name="T1"><text:s text:c="20"/>kubectl apply -f Kubernetes/deployment.yml</text:span></text:p>
      <text:p text:style-name="P4"><text:span text:style-name="T1"><text:s text:c="20"/>kubectl apply -f Kubernetes/service.yml</text:span></text:p>
      <text:p text:style-name="P4"><text:span text:style-name="T1"/></text:p>
      <text:p text:style-name="P4"><text:span text:style-name="T1"><text:s text:c="20"/>kubectl get pods</text:span></text:p>
      <text:p text:style-name="P4"><text:span text:style-name="T1"><text:s text:c="20"/>kubectl get svc</text:span></text:p>
      <text:p text:style-name="P4"><text:span text:style-name="T1"><text:s text:c="20"/>'''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8"/>stage('Destroy Kubernetes Resources') {</text:span></text:p>
      <text:p text:style-name="P4"><text:span text:style-name="T1"><text:s text:c="12"/>steps {</text:span></text:p>
      <text:p text:style-name="P4"><text:span text:style-name="T1"><text:s text:c="16"/>sh '''</text:span></text:p>
      <text:p text:style-name="P4"><text:span text:style-name="T1"><text:s text:c="16"/>kubectl delete svc kubernetes || true</text:span></text:p>
      <text:p text:style-name="P4"><text:span text:style-name="T1"><text:s text:c="16"/>kubectl delete deploy netflix-app || true</text:span></text:p>
      <text:p text:style-name="P4"><text:span text:style-name="T1"><text:s text:c="16"/>kubectl delete svc netflix-app || true</text:span></text:p>
      <text:p text:style-name="P4"><text:span text:style-name="T1"/></text:p>
      <text:p text:style-name="P4"><text:span text:style-name="T1"><text:s text:c="16"/>kubectl delete -n argocd -f https://raw.githubusercontent.com/argoproj/argo-cd/stable/manifests/install.yaml || true</text:span></text:p>
      <text:p text:style-name="P4"><text:span text:style-name="T1"><text:s text:c="16"/>kubectl delete namespace argocd || true</text:span></text:p>
      <text:p text:style-name="P4"><text:span text:style-name="T1"/></text:p>
      <text:p text:style-name="P4"><text:span text:style-name="T1"><text:s text:c="16"/>helm uninstall kube-prometheus-stack -n prometheus || true</text:span></text:p>
      <text:p text:style-name="P4"><text:span text:style-name="T1"><text:s text:c="16"/>kubectl delete namespace prometheus || true</text:span></text:p>
      <text:p text:style-name="P4"><text:span text:style-name="T1"><text:s text:c="16"/>'''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><text:s text:c="4"/>}</text:span></text:p>
      <text:p text:style-name="P4"><text:span text:style-name="T1"/></text:p>
      <text:p text:style-name="P4"><text:span text:style-name="T1"><text:s text:c="4"/>post {</text:span></text:p>
      <text:p text:style-name="P4"><text:span text:style-name="T1"><text:s text:c="8"/>always {</text:span></text:p>
      <text:p text:style-name="P4"><text:span text:style-name="T1"><text:s text:c="12"/>emailext(</text:span></text:p>
      <text:p text:style-name="P4"><text:span text:style-name="T1"><text:s text:c="16"/>attachLog: true,</text:span></text:p>
      <text:p text:style-name="P4"><text:span text:style-name="T1"><text:s text:c="16"/>subject: "'${currentBuild.result}'",</text:span></text:p>
      <text:p text:style-name="P4"><text:span text:style-name="T1"><text:s text:c="16"/>body: "Project: ${env.JOB_NAME}&lt;br/&gt;" +</text:span></text:p>
      <text:p text:style-name="P4"><text:span text:style-name="T1"><text:s text:c="22"/>"Build Number: ${env.BUILD_NUMBER}&lt;br/&gt;" +</text:span></text:p>
      <text:p text:style-name="P4"><text:span text:style-name="T1"><text:s text:c="22"/>"URL: ${env.BUILD_URL}&lt;br/&gt;",</text:span></text:p>
      <text:p text:style-name="P4"><text:span text:style-name="T1"><text:s text:c="16"/>to: 'tvsravya95@gmail.com',</text:span></text:p>
      <text:p text:style-name="P4"><text:span text:style-name="T1"><text:s text:c="16"/>attachmentsPattern: 'trivyfs.txt,trivyimage.txt'</text:span></text:p>
      <text:p text:style-name="P4"><text:span text:style-name="T1"><text:s text:c="12"/>)</text:span></text:p>
      <text:p text:style-name="P4"><text:span text:style-name="T1"><text:s text:c="8"/>}</text:span></text:p>
      <text:p text:style-name="P4"><text:span text:style-name="T1"><text:s text:c="4"/>}</text:span></text:p>
      <text:p text:style-name="P4"><text:span text:style-name="T1">}</text:span></text:p>
      <text:p text:style-name="P1">…………………..&gt;………………………………&gt;…………………..&gt;………………………………&gt;…………………..&gt;………………………………&gt;</text:p>
      <text:p text:style-name="P4"><text:span text:style-name="T1"/></text:p>
      <text:p text:style-name="P4"><text:span text:style-name="T1">To Get prometheus , argocd and grafana password.</text:span></text:p>
      <text:p text:style-name="P4"><text:span text:style-name="T1"/></text:p>
      <text:p text:style-name="P4"><text:span text:style-name="T1">Vi argocd-access.sh</text:span></text:p>
      <text:p text:style-name="P4"><text:span text:style-name="T1"/></text:p>
      <text:p text:style-name="P4"><text:span text:style-name="T1">#!/bin/bash</text:span></text:p>
      <text:p text:style-name="P4"><text:span text:style-name="T1"># This script is used to get the argocd, prometheus &amp; grafana urls &amp; credentials</text:span></text:p>
      <text:p text:style-name="P4"><text:span text:style-name="T1"/></text:p>
      <text:p text:style-name="P4"><text:span text:style-name="T1">aws configure</text:span></text:p>
      <text:p text:style-name="P4"><text:span text:style-name="T1">aws eks update-kubeconfig --region "us-east-2” --name “my”-eks-cluster</text:span></text:p>
      <text:p text:style-name="P4"><text:span text:style-name="T1"/></text:p>
      <text:p text:style-name="P4"><text:span text:style-name="T1"># ArgoCD Access</text:span></text:p>
      <text:p text:style-name="P4"><text:span text:style-name="T1">argo_url=$(kubectl get svc -n argocd | grep argocd-server | awk '{print$4}' | head -n 1)</text:span></text:p>
      <text:p text:style-name="P4"><text:span text:style-name="T1">argo_initial_password=$(argocd admin initial-password -n argocd)</text:span></text:p>
      <text:p text:style-name="P4"><text:span text:style-name="T1"/></text:p>
      <text:p text:style-name="P4"><text:span text:style-name="T1"># ArgoCD Credentials</text:span></text:p>
      <text:p text:style-name="P4"><text:span text:style-name="T1">argo_user="admin"</text:span></text:p>
      <text:p text:style-name="P4"><text:span text:style-name="T1"/></text:p>
      <text:p text:style-name="P4"><text:span text:style-name="T1">argo_password=$(kubectl -n argocd get secret argocd-initial-admin-secret -o jsonpath="{.data.password}" | base64 --decode)</text:span></text:p>
      <text:p text:style-name="P4"><text:span text:style-name="T1"/></text:p>
      <text:p text:style-name="P4"><text:span text:style-name="T1"># Prometheus and Grafana URLs and credentials</text:span></text:p>
      <text:p text:style-name="P4"><text:span text:style-name="T1">prometheus_url=$(kubectl get svc -n prometheus | grep stable-kube-prometheus-sta-prometheus | awk '{print $4}')</text:span></text:p>
      <text:p text:style-name="P4"><text:span text:style-name="T1">grafana_url=$(kubectl get svc -n prometheus | grep stable-grafana | awk '{print $4}')</text:span></text:p>
      <text:p text:style-name="P4"><text:span text:style-name="T1">grafana_user="admin"</text:span></text:p>
      <text:p text:style-name="P4"><text:span text:style-name="T1">grafana_password=$(kubectl get secret stable-grafana -n prometheus -o jsonpath="{.data.admin-password}" | base64 --decode)</text:span></text:p>
      <text:p text:style-name="P4"><text:span text:style-name="T1"/></text:p>
      <text:p text:style-name="P4"><text:span text:style-name="T1"># Print or use these variables</text:span></text:p>
      <text:p text:style-name="P4"><text:span text:style-name="T1">echo "------------------------"</text:span></text:p>
      <text:p text:style-name="P4"><text:span text:style-name="T1">echo "ArgoCD URL: $argo_url"</text:span></text:p>
      <text:p text:style-name="P4"><text:span text:style-name="T1">echo "ArgoCD User: $argo_user"</text:span></text:p>
      <text:p text:style-name="P4"><text:span text:style-name="T1">echo "ArgoCD Initial Password: $argo_initial_password" | head -n 1</text:span></text:p>
      <text:p text:style-name="P4"><text:span text:style-name="T1">echo</text:span></text:p>
      <text:p text:style-name="P4"><text:span text:style-name="T1">echo "Prometheus URL: $prometheus_url":9090</text:span></text:p>
      <text:p text:style-name="P4"><text:span text:style-name="T1">echo</text:span></text:p>
      <text:p text:style-name="P4"><text:span text:style-name="T1">echo "Grafana URL: $grafana_url"</text:span></text:p>
      <text:p text:style-name="P4"><text:span text:style-name="T1">echo "Grafana User: $grafana_user"</text:span></text:p>
      <text:p text:style-name="P4"><text:span text:style-name="T1">echo "Grafana Password: $grafana_password"</text:span></text:p>
      <text:p text:style-name="P4"><text:span text:style-name="T1">echo "------------------------"</text:span></text:p>
      <text:p text:style-name="P4"><text:span text:style-name="T1"/></text:p>
      <text:p text:style-name="P4"><text:span text:style-name="T1"># Run below commands</text:span></text:p>
      <text:p text:style-name="P4"><text:span text:style-name="T1"># chmod a+x argocd-access.sh</text:span></text:p>
      <text:p text:style-name="P4"><text:span text:style-name="T1"># ./argocd-access.sh</text:span></text:p>
      <text:p text:style-name="P4"><text:span text:style-name="T1"/></text:p>
      <text:p text:style-name="P4"><text:span text:style-name="T1"/></text:p>
      <text:p text:style-name="P4"><text:span text:style-name="T1">root@ip-10-0-2-232:~# kubectl get secret kube-prometheus-stack-grafana -n prometheus -o jsonpath="{.data.admin-password}" | base64 --decode</text:span></text:p>
      <text:p text:style-name="P4"><text:span text:style-name="T1"/></text:p>
      <text:p text:style-name="P4"><text:span text:style-name="T1">docker images</text:span></text:p>
      <text:p text:style-name="P4"><text:span text:style-name="T1"/></text:p>
      <text:p text:style-name="P4"><text:span text:style-name="T1">docker run -d -p 8083:80 Netflix:latest/</text:span></text:p>
      <text:p text:style-name="P4"><text:span text:style-name="T1"/></text:p>
      <text:p text:style-name="P4"><text:span text:style-name="T1">Note: We can get the image name and port number from Deployment.yml and then we can run the container.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